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Code Pro" svg:font-family="'Source Code Pro'" style:font-pitch="fixed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20%" draw:opacity-name="" draw:textarea-horizontal-align="justify" draw:textarea-vertical-align="middle" draw:auto-grow-height="false" fo:min-height="9.275cm" fo:min-width="27.2cm" loext:decorative="false"/>
      <style:paragraph-properties style:writing-mode="lr-tb"/>
    </style:style>
    <style:style style:name="gr2" style:family="graphic" style:parent-style-name="standard">
      <style:graphic-properties svg:stroke-color="#158466" draw:fill-color="#158466" draw:opacity="20%" draw:opacity-name="" draw:textarea-horizontal-align="justify" draw:textarea-vertical-align="middle" draw:auto-grow-height="false" fo:min-height="9.225cm" fo:min-width="27.2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03cm" fo:min-width="7.12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03cm" fo:min-width="10.93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03cm" fo:min-width="9.025cm" loext:decorative="false"/>
      <style:paragraph-properties style:writing-mode="lr-tb"/>
    </style:style>
    <style:style style:name="gr6" style:family="graphic" style:parent-style-name="standard">
      <style:graphic-properties svg:stroke-color="#c9211e" draw:fill-color="#ff6d6d" draw:textarea-horizontal-align="justify" draw:textarea-vertical-align="middle" draw:auto-grow-height="false" fo:min-height="0.68cm" fo:min-width="2.827cm" loext:decorative="false"/>
      <style:paragraph-properties style:writing-mode="lr-tb"/>
    </style:style>
    <style:style style:name="gr7" style:family="graphic" style:parent-style-name="standard">
      <style:graphic-properties svg:stroke-color="#c9211e" draw:fill-color="#ff6d6d" draw:textarea-horizontal-align="justify" draw:textarea-vertical-align="middle" draw:auto-grow-height="false" fo:min-height="0.988cm" fo:min-width="1.295cm" loext:decorative="false"/>
      <style:paragraph-properties style:writing-mode="lr-tb"/>
    </style:style>
    <style:style style:name="gr8" style:family="graphic" style:parent-style-name="standard">
      <style:graphic-properties svg:stroke-color="#c9211e" draw:fill-color="#ff6d6d" draw:textarea-horizontal-align="justify" draw:textarea-vertical-align="middle" draw:auto-grow-height="false" fo:min-height="1cm" fo:min-width="1.34cm" loext:decorative="false"/>
      <style:paragraph-properties style:writing-mode="lr-tb"/>
    </style:style>
    <style:style style:name="gr9" style:family="graphic" style:parent-style-name="standard">
      <style:graphic-properties svg:stroke-color="#158466" draw:fill-color="#468a1a" draw:textarea-horizontal-align="justify" draw:textarea-vertical-align="middle" draw:auto-grow-height="false" fo:min-height="0.703cm" fo:min-width="2.04cm" loext:decorative="false"/>
      <style:paragraph-properties style:writing-mode="lr-tb"/>
    </style:style>
    <style:style style:name="gr10" style:family="graphic" style:parent-style-name="standard">
      <style:graphic-properties svg:stroke-color="#c9211e" draw:fill-color="#ff6d6d" draw:textarea-horizontal-align="justify" draw:textarea-vertical-align="middle" draw:auto-grow-height="false" fo:min-height="0.785cm" fo:min-width="3.267cm" loext:decorative="false"/>
      <style:paragraph-properties style:writing-mode="lr-tb"/>
    </style:style>
    <style:style style:name="P1" style:family="paragraph">
      <style:paragraph-properties fo:text-align="center"/>
      <style:text-properties fo:color="#2a6099" loext:opacity="100%"/>
    </style:style>
    <style:style style:name="P2" style:family="paragraph">
      <loext:graphic-properties draw:opacity="20%"/>
      <style:paragraph-properties fo:text-align="center"/>
      <style:text-properties fo:color="#2a6099" loext:opacity="100%"/>
    </style:style>
    <style:style style:name="P3" style:family="paragraph">
      <style:paragraph-properties fo:text-align="center"/>
      <style:text-properties fo:color="#158466" loext:opacity="100%"/>
    </style:style>
    <style:style style:name="P4" style:family="paragraph">
      <loext:graphic-properties draw:fill-color="#158466" draw:opacity="20%"/>
      <style:paragraph-properties fo:text-align="center"/>
      <style:text-properties fo:color="#158466" loext:opacity="100%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Source Code Pro"/>
    </style:style>
    <style:style style:name="P7" style:family="paragraph">
      <loext:graphic-properties draw:fill-color="#ff6d6d"/>
      <style:paragraph-properties fo:text-align="center"/>
      <style:text-properties style:font-name="Source Code Pro"/>
    </style:style>
    <style:style style:name="P8" style:family="paragraph">
      <loext:graphic-properties draw:fill-color="#468a1a"/>
      <style:paragraph-properties fo:text-align="center"/>
      <style:text-properties style:font-name="Source Code Pro"/>
    </style:style>
    <style:style style:name="T1" style:family="text">
      <style:text-properties fo:color="#2a6099" loext:opacity="100%"/>
    </style:style>
    <style:style style:name="T2" style:family="text">
      <style:text-properties fo:color="#158466" loext:opacity="100%"/>
    </style:style>
    <style:style style:name="T3" style:family="text">
      <style:text-properties style:font-name="Source Code Pro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7.7cm" svg:height="9.525cm" svg:x="1cm" svg:y="1cm">
          <text:p text:style-name="P1"><text:span text:style-name="T1">Booleanos Extendidos (máscaras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7.7cm" svg:height="9.475cm" svg:x="1cm" svg:y="10.525cm">
          <text:p text:style-name="P3"><text:span text:style-name="T2">Booleano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7.62cm" svg:height="0.953cm" svg:x="18.462cm" svg:y="2.587cm">
          <text:p text:style-name="P5"><text:span text:style-name="T3">[True, True]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1.43cm" svg:height="0.953cm" svg:x="15.922cm" svg:y="6.715cm">
          <text:p text:style-name="P5"><text:span text:style-name="T3">[False, True, True, False]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9.525cm" svg:height="0.953cm" svg:x="18.145cm" svg:y="8.937cm">
          <text:p text:style-name="P5"><text:span text:style-name="T3">[False, False, False]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703cm" svg:height="1.314cm" svg:x="2.012cm" svg:y="1.952cm">
          <text:p text:style-name="P5"><text:span text:style-name="T3">or_mask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7" draw:layer="layout" svg:width="2.537cm" svg:height="1.75cm" svg:x="2.908cm" svg:y="17.665cm">
          <text:p text:style-name="P5"><text:span text:style-name="T3">no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7" draw:layer="layout" svg:width="2.602cm" svg:height="1.768cm" svg:x="2.905cm" svg:y="14.472cm">
          <text:p text:style-name="P5"><text:span text:style-name="T3">a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2.54cm" svg:height="0.953cm" svg:x="23.225cm" svg:y="13.065cm">
          <text:p text:style-name="P5"><text:span text:style-name="T3">True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.54cm" svg:height="0.953cm" svg:x="21.955cm" svg:y="16.557cm">
          <text:p text:style-name="P5"><text:span text:style-name="T3">False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325cm" svg:height="1.463cm" svg:x="2.025cm" svg:y="4.81cm">
          <text:p text:style-name="P5"><text:span text:style-name="T3">and_mask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7" draw:layer="layout" svg:width="2.602cm" svg:height="1.768cm" svg:x="2.905cm" svg:y="10.979cm">
          <text:p text:style-name="P5"><text:span text:style-name="T3">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5.325cm" svg:height="1.463cm" svg:x="2.025cm" svg:y="7.792cm">
          <text:p text:style-name="P5"><text:span text:style-name="T3">not_mask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Code Pro" svg:font-family="'Source Code Pro'" style:font-pitch="fixed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1" draw:display-name="Transparency 1" draw:style="ellipsoid" draw:cx="50%" draw:cy="50%" draw:start="100%" draw:end="0%" draw:angle="0deg" draw:border="0%">
      <loext:opacity-stop svg:offset="0" svg:stop-opacity="1"/>
      <loext:opacity-stop svg:offset="1" svg:stop-opacity="0"/>
    </draw:opacity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9T17:12:10.214003570</meta:creation-date>
    <dc:date>2024-07-09T17:23:18.109562547</dc:date>
    <meta:editing-duration>PT30S</meta:editing-duration>
    <meta:editing-cycles>1</meta:editing-cycles>
    <meta:document-statistic meta:object-count="13"/>
    <meta:generator>LibreOffice/24.2.3.2$MacOSX_AARCH64 LibreOffice_project/433d9c2ded56988e8a90e6b2e771ee4e6a5ab2ba</meta:generator>
  </office:meta>
</office:document-meta>
</file>